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68bbb43-f907-4bf7-aec0-c92c974993cc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8f0d0e4b-0b73-451e-9906-0995dca38244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5e15e8d-b876-4496-80c8-b42628ddba0a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a560d11e-06e8-48d6-b949-a5fbdeebabbd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327fac7-9d41-4a72-bbf4-08270ed2e761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0877a697-69c2-4037-81b4-53224b36e798">
              <text:p text:style-name="P6"><text:span text:style-name="T17">EDV: </text:span>Word, Excel, Photoshop, Linux, Outlook</text:p>
            </text:section>
            <text:section text:style-name="Sect2" text:name="7fe96117-c662-497a-9408-67b19b3713ce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